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cm"/>
    </style:style>
    <style:style style:name="gr12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3.945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802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23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m+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m-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4" draw:text-style-name="P7" draw:layer="layout" svg:x1="8.874cm" svg:y1="9.382cm" svg:x2="24.749cm" svg:y2="9.382cm">
          <text:p text:style-name="P6"><text:span text:style-name="T2">gnd</text:span></text:p>
          <text:p text:style-name="P6"><text:span text:style-name="T2"/></text:p>
        </draw:line>
        <draw:custom-shape draw:style-name="gr7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</text:span><text:span text:style-name="T2">di</text:span><text:span text:style-name="T2">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8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9.128cm" svg:x2="6.334cm" svg:y2="9.128cm">
          <text:p/>
        </draw:line>
        <draw:line draw:style-name="gr10" draw:text-style-name="P1" draw:layer="layout" svg:x1="5.826cm" svg:y1="8.874cm" svg:x2="6.334cm" svg:y2="8.874cm">
          <text:p/>
        </draw:line>
        <draw:line draw:style-name="gr10" draw:text-style-name="P1" draw:layer="layout" svg:x1="5.572cm" svg:y1="8.62cm" svg:x2="6.334cm" svg:y2="8.62cm">
          <text:p/>
        </draw:line>
        <draw:custom-shape draw:style-name="gr11" draw:text-style-name="P12" draw:layer="layout" svg:width="0.254cm" svg:height="0.762cm" svg:x="6.334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5.318cm" svg:y1="16.24cm" svg:x2="5.318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096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35cm">
          <text:p text:style-name="P6"><text:span text:style-name="T2">drx</text:span></text:p>
          <text:p text:style-name="P6"><text:span text:style-name="T2"/></text:p>
        </draw:line>
        <draw:line draw:style-name="gr13" draw:text-style-name="P7" draw:layer="layout" svg:x1="2.27cm" svg:y1="19.542cm" svg:x2="2.27cm" svg:y2="4.683cm">
          <text:p text:style-name="P6"><text:span text:style-name="T2">air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097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2.524cm" svg:y1="19.542cm" svg:x2="2.524cm" svg:y2="4.937cm">
          <text:p text:style-name="P6"><text:span text:style-name="T2">usb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44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5.064cm" svg:y1="7.35cm" svg:x2="6.588cm" svg:y2="7.35cm">
          <text:p/>
        </draw:line>
        <draw:line draw:style-name="gr10" draw:text-style-name="P1" draw:layer="layout" svg:x1="4.81cm" svg:y1="7.096cm" svg:x2="6.588cm" svg:y2="7.096cm">
          <text:p/>
        </draw:line>
        <draw:line draw:style-name="gr10" draw:text-style-name="P1" draw:layer="layout" svg:x1="4.556cm" svg:y1="6.842cm" svg:x2="6.588cm" svg:y2="6.842cm">
          <text:p/>
        </draw:line>
        <draw:line draw:style-name="gr15" draw:text-style-name="P1" draw:layer="layout" svg:x1="5.318cm" svg:y1="7.604cm" svg:x2="6.588cm" svg:y2="7.604cm">
          <text:p/>
        </draw:line>
        <draw:line draw:style-name="gr10" draw:text-style-name="P1" draw:layer="layout" svg:x1="4.302cm" svg:y1="6.588cm" svg:x2="6.588cm" svg:y2="6.588cm">
          <text:p/>
        </draw:line>
        <draw:line draw:style-name="gr10" draw:text-style-name="P1" draw:layer="layout" svg:x1="4.048cm" svg:y1="6.334cm" svg:x2="6.588cm" svg:y2="6.334cm">
          <text:p/>
        </draw:line>
        <draw:line draw:style-name="gr16" draw:text-style-name="P1" draw:layer="layout" svg:x1="3.794cm" svg:y1="5.953cm" svg:x2="6.334cm" svg:y2="5.953cm">
          <text:p/>
        </draw:line>
        <draw:line draw:style-name="gr16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m</text:span><text:span text:style-name="T2">+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m-</text:span></text:p>
          <text:p text:style-name="P6"><text:span text:style-name="T2"/></text:p>
        </draw:line>
        <draw:line draw:style-name="gr16" draw:text-style-name="P1" draw:layer="layout" svg:x1="3.286cm" svg:y1="5.445cm" svg:x2="6.334cm" svg:y2="5.445cm">
          <text:p/>
        </draw:line>
        <draw:line draw:style-name="gr16" draw:text-style-name="P1" draw:layer="layout" svg:x1="3.032cm" svg:y1="5.191cm" svg:x2="6.334cm" svg:y2="5.191cm">
          <text:p/>
        </draw:line>
        <draw:line draw:style-name="gr4" draw:text-style-name="P10" draw:layer="layout" svg:x1="10.525cm" svg:y1="2.524cm" svg:x2="25.385cm" svg:y2="2.524cm">
          <text:p text:style-name="P9"><text:span text:style-name="T2">gnd</text:span></text:p>
          <text:p text:style-name="P9"><text:span text:style-name="T2"/></text:p>
        </draw:line>
        <draw:line draw:style-name="gr4" draw:text-style-name="P7" draw:layer="layout" svg:x1="6.588cm" svg:y1="8.874cm" svg:x2="7.604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588cm" svg:y1="8.62cm" svg:x2="7.858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588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m+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m-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gnd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3" draw:text-style-name="P7" draw:layer="layout" svg:x1="18.526cm" svg:y1="12.43cm" svg:x2="18.526cm" svg:y2="8.874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18.018cm" svg:y1="12.43cm" svg:x2="18.018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2" draw:text-style-name="P7" draw:layer="layout" svg:x1="6.588cm" svg:y1="7.604cm" svg:x2="18.272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m-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m+</text:span></text:p>
          <text:p text:style-name="P6"><text:span text:style-name="T2"/></text:p>
        </draw:line>
        <draw:line draw:style-name="gr13" draw:text-style-name="P7" draw:layer="layout" svg:x1="6.588cm" svg:y1="4.937cm" svg:x2="20.812cm" svg:y2="4.937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6.588cm" svg:y1="4.683cm" svg:x2="21.066cm" svg:y2="4.683cm">
          <text:p text:style-name="P6"><text:span text:style-name="T2">air</text:span></text:p>
          <text:p text:style-name="P6"><text:span text:style-name="T2"/></text:p>
        </draw:line>
        <draw:line draw:style-name="gr4" draw:text-style-name="P7" draw:layer="layout" svg:x1="6.588cm" svg:y1="7.096cm" svg:x2="18.78cm" svg:y2="7.096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35cm" svg:x2="18.526cm" svg:y2="7.35cm">
          <text:p text:style-name="P6"><text:span text:style-name="T2">drx</text:span></text:p>
          <text:p text:style-name="P6"><text:span text:style-name="T2"/></text:p>
        </draw:line>
        <draw:line draw:style-name="gr10" draw:text-style-name="P1" draw:layer="layout" svg:x1="18.526cm" svg:y1="7.35cm" svg:x2="18.526cm" svg:y2="8.62cm">
          <text:p/>
        </draw:line>
        <draw:line draw:style-name="gr10" draw:text-style-name="P1" draw:layer="layout" svg:x1="18.78cm" svg:y1="7.096cm" svg:x2="18.78cm" svg:y2="8.62cm">
          <text:p/>
        </draw:line>
        <draw:line draw:style-name="gr15" draw:text-style-name="P1" draw:layer="layout" svg:x1="18.272cm" svg:y1="7.604cm" svg:x2="18.272cm" svg:y2="8.62cm">
          <text:p/>
        </draw:line>
        <draw:line draw:style-name="gr10" draw:text-style-name="P1" draw:layer="layout" svg:x1="19.034cm" svg:y1="6.842cm" svg:x2="19.034cm" svg:y2="8.62cm">
          <text:p/>
        </draw:line>
        <draw:line draw:style-name="gr10" draw:text-style-name="P1" draw:layer="layout" svg:x1="19.288cm" svg:y1="6.588cm" svg:x2="19.288cm" svg:y2="8.62cm">
          <text:p/>
        </draw:line>
        <draw:line draw:style-name="gr10" draw:text-style-name="P1" draw:layer="layout" svg:x1="19.542cm" svg:y1="6.334cm" svg:x2="19.542cm" svg:y2="8.62cm">
          <text:p/>
        </draw:line>
        <draw:line draw:style-name="gr16" draw:text-style-name="P1" draw:layer="layout" svg:x1="19.796cm" svg:y1="5.953cm" svg:x2="19.796cm" svg:y2="8.62cm">
          <text:p/>
        </draw:line>
        <draw:line draw:style-name="gr16" draw:text-style-name="P1" draw:layer="layout" svg:x1="20.05cm" svg:y1="5.699cm" svg:x2="20.05cm" svg:y2="8.62cm">
          <text:p/>
        </draw:line>
        <draw:line draw:style-name="gr16" draw:text-style-name="P1" draw:layer="layout" svg:x1="20.304cm" svg:y1="5.445cm" svg:x2="20.304cm" svg:y2="8.62cm">
          <text:p/>
        </draw:line>
        <draw:line draw:style-name="gr16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8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19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0.398cm" svg:y1="16.24cm" svg:x2="10.398cm" svg:y2="2.651cm">
          <text:p text:style-name="P6"><text:span text:style-name="T2">gnd</text:span></text:p>
          <text:p text:style-name="P6"><text:span text:style-name="T2"/></text:p>
        </draw:line>
        <draw:line draw:style-name="gr26" draw:text-style-name="P7" draw:layer="layout" svg:x1="9.382cm" svg:y1="14.335cm" svg:x2="9.382cm" svg:y2="2.651cm">
          <text:p/>
        </draw:line>
        <draw:line draw:style-name="gr26" draw:text-style-name="P7" draw:layer="layout" svg:x1="9.636cm" svg:y1="14.58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604cm" svg:y1="9.509cm" svg:x2="7.604cm" svg:y2="8.874cm">
          <text:p/>
        </draw:line>
        <draw:line draw:style-name="gr25" draw:text-style-name="P18" draw:layer="layout" svg:x1="7.858cm" svg:y1="9.509cm" svg:x2="7.858cm" svg:y2="8.62cm">
          <text:p/>
        </draw:line>
        <draw:line draw:style-name="gr27" draw:text-style-name="P18" draw:layer="layout" svg:x1="3.286cm" svg:y1="14.589cm" svg:x2="9.636cm" svg:y2="14.589cm">
          <text:p/>
        </draw:line>
        <draw:line draw:style-name="gr27" draw:text-style-name="P18" draw:layer="layout" svg:x1="3.032cm" svg:y1="14.335cm" svg:x2="9.382cm" svg:y2="14.33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10.398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1.76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</text:span><text:span text:style-name="T2">WE</text:span><text:span text:style-name="T2">R</text:span></text:p>
          </draw:text-box>
        </draw:frame>
        <draw:line draw:style-name="gr31" draw:text-style-name="P18" draw:layer="layout" svg:x1="3.159cm" svg:y1="15.097cm" svg:x2="6.334cm" svg:y2="15.097cm">
          <text:p/>
        </draw:line>
        <draw:line draw:style-name="gr12" draw:text-style-name="P7" draw:layer="layout" svg:x1="6.334cm" svg:y1="16.24cm" svg:x2="6.334cm" svg:y2="15.097cm">
          <text:p text:style-name="P6"><text:span text:style-name="T2">m</text:span><text:span text:style-name="T2">se</text:span><text:span text:style-name="T2">ns</text:span><text:span text:style-name="T2">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*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*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19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445cm" svg:height="0.254cm" svg:x="17.891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302cm" svg:height="0.254cm" svg:x="17.891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</text:span><text:span text:style-name="T7">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732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1.762cm" svg:y1="14.081cm" svg:x2="20.177cm" svg:y2="14.081cm">
          <text:p/>
        </draw:line>
        <draw:custom-shape draw:style-name="gr48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28" draw:text-style-name="P18" draw:layer="layout" svg:x1="1.762cm" svg:y1="20.431cm" svg:x2="1.762cm" svg:y2="14.081cm">
          <text:p/>
        </draw:line>
        <draw:custom-shape draw:style-name="gr50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3.159cm" svg:y1="20.304cm" svg:x2="3.16cm" svg:y2="20.431cm">
          <text:p/>
        </draw:line>
        <draw:line draw:style-name="gr49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line draw:style-name="gr27" draw:text-style-name="P18" draw:layer="layout" svg:x1="2.016cm" svg:y1="14.462cm" svg:x2="3.032cm" svg:y2="14.462cm">
          <text:p/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7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</text:span><text:span text:style-name="T2">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</text:span><text:span text:style-name="T2">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</text:span><text:span text:style-name="T2">ndir</text:span></text:p>
          <text:p text:style-name="P6"><text:span text:style-name="T2"/></text:p>
        </draw:line>
        <draw:line draw:style-name="gr4" draw:text-style-name="P7" draw:layer="layout" svg:x1="8.239cm" svg:y1="16.24cm" svg:x2="8.239cm" svg:y2="14.97cm">
          <text:p text:style-name="P6"><text:span text:style-name="T2">spi</text:span><text:span text:style-name="T2">nen</text:span><text:span text:style-name="T2">abl</text:span><text:span text:style-name="T2">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*10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93cm" svg:y2="14.97cm">
          <text:p text:style-name="P6"><text:span text:style-name="T2">ste</text:span><text:span text:style-name="T2">pen</text:span><text:span text:style-name="T2">abl</text:span><text:span text:style-name="T2">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112cm" svg:y1="9.509cm" svg:x2="8.112cm" svg:y2="5.953cm">
          <text:p/>
        </draw:line>
        <draw:line draw:style-name="gr25" draw:text-style-name="P18" draw:layer="layout" svg:x1="8.874cm" svg:y1="9.382cm" svg:x2="8.874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8-18T11:26:53.119608798</dc:date>
    <meta:editing-duration>P1DT2H30S</meta:editing-duration>
    <meta:editing-cycles>116</meta:editing-cycles>
    <meta:generator>LibreOffice/5.1.6.2$Linux_X86_64 LibreOffice_project/10m0$Build-2</meta:generator>
    <dc:creator>Craig Hollabaugh</dc:creator>
    <meta:printed-by>Craig Hollabaugh</meta:printed-by>
    <meta:print-date>2018-07-28T16:17:50.751799457</meta:print-date>
    <meta:document-statistic meta:object-count="239"/>
  </office:meta>
</office:document-meta>
</file>